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text-properties officeooo:rsid="001e3fd1" officeooo:paragraph-rsid="001e3fd1"/>
    </style:style>
    <style:style style:name="P3" style:family="paragraph" style:parent-style-name="Standard">
      <style:text-properties officeooo:rsid="00233c70" officeooo:paragraph-rsid="00233c70"/>
    </style:style>
    <style:style style:name="P4" style:family="paragraph" style:parent-style-name="Standard" style:list-style-name="L1">
      <style:text-properties officeooo:rsid="001e3fd1" officeooo:paragraph-rsid="001e3fd1"/>
    </style:style>
    <style:style style:name="P5" style:family="paragraph" style:parent-style-name="Standard" style:list-style-name="L2">
      <style:text-properties officeooo:rsid="001e3fd1" officeooo:paragraph-rsid="001e3fd1"/>
    </style:style>
    <style:style style:name="P6" style:family="paragraph" style:parent-style-name="Standard" style:list-style-name="L1">
      <style:text-properties officeooo:rsid="002193ed" officeooo:paragraph-rsid="002193ed"/>
    </style:style>
    <style:style style:name="P7" style:family="paragraph" style:parent-style-name="Standard" style:list-style-name="L2">
      <style:text-properties officeooo:rsid="002193ed" officeooo:paragraph-rsid="002193ed"/>
    </style:style>
    <style:style style:name="P8" style:family="paragraph" style:parent-style-name="Standard" style:list-style-name="L3">
      <style:text-properties officeooo:rsid="00233c70" officeooo:paragraph-rsid="00233c70"/>
    </style:style>
    <style:style style:name="P9" style:family="paragraph" style:parent-style-name="Standard" style:list-style-name="">
      <style:text-properties officeooo:rsid="0025d347" officeooo:paragraph-rsid="00233c70"/>
    </style:style>
    <style:style style:name="P10" style:family="paragraph" style:parent-style-name="Standard" style:list-style-name="">
      <style:text-properties officeooo:rsid="0025d347" officeooo:paragraph-rsid="0025d347"/>
    </style:style>
    <style:style style:name="P11" style:family="paragraph" style:parent-style-name="Standard" style:list-style-name="">
      <style:text-properties officeooo:rsid="002752ea" officeooo:paragraph-rsid="002752ea"/>
    </style:style>
    <style:style style:name="P12" style:family="paragraph" style:parent-style-name="Standard" style:list-style-name="L5">
      <style:text-properties officeooo:rsid="002752ea" officeooo:paragraph-rsid="002752ea"/>
    </style:style>
    <style:style style:name="P13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14" style:family="paragraph" style:parent-style-name="Standard" style:list-style-name="L5">
      <style:text-properties officeooo:rsid="00291122" officeooo:paragraph-rsid="00291122"/>
    </style:style>
    <style:style style:name="P15" style:family="paragraph" style:parent-style-name="Standard" style:list-style-name="">
      <style:paragraph-properties fo:text-align="center" style:justify-single-word="false" fo:break-before="page"/>
      <style:text-properties officeooo:rsid="0025d347" officeooo:paragraph-rsid="0025d3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О по фотографированию</text:p>
      <text:p text:style-name="P1"/>
      <text:p text:style-name="P1">Модуль фотографирования и управления установкой</text:p>
      <text:p text:style-name="P2">Параметры:</text:p>
      <text:p text:style-name="P2">1. Класс управления станком</text:p>
      <text:list xml:id="list641445877" text:style-name="L1">
        <text:list-item>
          <text:p text:style-name="P4">Совершает запуск сервера и подключение к нему</text:p>
        </text:list-item>
        <text:list-item>
          <text:p text:style-name="P6">Хранит текущие параметры установки</text:p>
        </text:list-item>
        <text:list-item>
          <text:p text:style-name="P4">Формирует запросы к серверу и расшифрует ответы от него</text:p>
        </text:list-item>
      </text:list>
      <text:p text:style-name="P2">2. Класс управления камерой</text:p>
      <text:list xml:id="list158129971" text:style-name="L2">
        <text:list-item>
          <text:p text:style-name="P5">Совершает подключение к камере</text:p>
        </text:list-item>
        <text:list-item>
          <text:p text:style-name="P7">Хранит текущие параметры камеры</text:p>
        </text:list-item>
        <text:list-item>
          <text:p text:style-name="P5">Формирует запросы к камере</text:p>
        </text:list-item>
        <text:list-item>
          <text:p text:style-name="P5">Управляет сохранением изображений</text:p>
        </text:list-item>
      </text:list>
      <text:p text:style-name="P3">3. Класс просмотра готовых изображений</text:p>
      <text:list xml:id="list2812312101" text:style-name="L3">
        <text:list-item>
          <text:p text:style-name="P8">Сшивает фотографии в единое изображение</text:p>
        </text:list-item>
      </text:list>
      <text:p text:style-name="P3">4. Класс создания нового сканирования</text:p>
      <text:p text:style-name="P9"/>
      <text:p text:style-name="P15">Интерфейс</text:p>
      <text:p text:style-name="P10"/>
      <text:p text:style-name="P11">Функции:</text:p>
      <text:list xml:id="list170772490" text:style-name="L5">
        <text:list-item>
          <text:p text:style-name="P12">Ручной режим управления станком</text:p>
        </text:list-item>
        <text:list-item>
          <text:p text:style-name="P12">Настройки подключения к станку/установке и камере</text:p>
        </text:list-item>
        <text:list-item>
          <text:p text:style-name="P12">Автоматическое подключение и инициализация при запуске</text:p>
        </text:list-item>
        <text:list-item>
          <text:p text:style-name="P14">Режим проведения фотосъемки</text:p>
          <text:list>
            <text:list-item>
              <text:p text:style-name="P14">Задаем границы проведения съемки в ручном или автоматическом режиме (при автоматическом режиме станок с камерой сами находят сначала границы снимаемой схемы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09-15T11:21:58.225490543</dc:date>
    <meta:editing-duration>PT4H2M5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122" meta:character-count="861" meta:non-whitespace-character-count="764"/>
  </office:meta>
</office:document-meta>
</file>